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00ff00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fo:font-weight="bold" style:font-weight-asian="bold" style:font-weight-complex="bold"/>
    </style:style>
    <style:style style:name="T1" style:family="text">
      <style:text-properties fo:color="#ffff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17cm" svg:height="1.623cm" draw:transform="rotate (1.56259327931023) translate (0.352cm 18.491cm)">
          <text:p text:style-name="P1"><text:span text:style-name="T1">Processus INIT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9" draw:layer="layout" svg:width="7cm" svg:height="1cm" svg:x="4cm" svg:y="1.5cm">
          <text:p text:style-name="P1">RS485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7cm" svg:height="1cm" svg:x="4cm" svg:y="3.5cm">
          <text:p text:style-name="P1">MODBUS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7cm" svg:height="1cm" svg:x="4cm" svg:y="5.5cm">
          <text:p text:style-name="P1">ONDULEUR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7cm" svg:height="1cm" svg:x="4cm" svg:y="7.5cm">
          <text:p text:style-name="P1">D.L.S</text:p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7cm" svg:height="1cm" svg:x="4cm" svg:y="11.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6" draw:text-style-name="P1" draw:id="id4" draw:layer="layout" svg:width="7cm" svg:height="1cm" svg:x="4cm" svg:y="13.5cm">
          <text:p text:style-name="P1">SMS</text:p>
          <draw:enhanced-geometry svg:viewBox="0 0 21600 21600" draw:type="rectangle" draw:enhanced-path="M 0 0 L 21600 0 21600 21600 0 21600 0 0 Z N"/>
        </draw:custom-shape>
        <draw:custom-shape draw:style-name="gr6" draw:text-style-name="P1" draw:id="id5" draw:layer="layout" svg:width="7cm" svg:height="1cm" svg:x="4cm" svg:y="15.5cm">
          <text:p text:style-name="P1">AUDIO</text:p>
          <draw:enhanced-geometry svg:viewBox="0 0 21600 21600" draw:type="rectangle" draw:enhanced-path="M 0 0 L 21600 0 21600 21600 0 21600 0 0 Z N"/>
        </draw:custom-shape>
        <draw:custom-shape draw:style-name="gr6" draw:text-style-name="P1" draw:id="id6" draw:layer="layout" svg:width="7cm" svg:height="1cm" svg:x="4cm" svg:y="17.5cm">
          <text:p text:style-name="P1">SERVEUR</text:p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2cm" svg:height="17cm" svg:x="13.653cm" svg:y="1.5cm">
          <text:p text:style-name="P1">A</text:p>
          <text:p text:style-name="P1">D</text:p>
          <text:p text:style-name="P1">M</text:p>
          <text:p text:style-name="P1">I</text:p>
          <text:p text:style-name="P1">N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057cm" svg:x1="2.045cm" svg:y1="10.005cm" svg:x2="4cm" svg:y2="8cm" draw:start-shape="id1" draw:start-glue-point="2" draw:end-shape="id2" draw:end-glue-point="3" svg:d="m2045 10005h955v-2005h1000">
          <text:p/>
        </draw:connector>
        <draw:connector draw:style-name="gr8" draw:text-style-name="P1" draw:layer="layout" svg:x1="2.045cm" svg:y1="10.005cm" svg:x2="4cm" svg:y2="12cm" draw:start-shape="id1" draw:start-glue-point="2" draw:end-shape="id3" draw:end-glue-point="3" svg:d="m2045 10005h1012v1995h943">
          <text:p/>
        </draw:connector>
        <draw:connector draw:style-name="gr8" draw:text-style-name="P1" draw:layer="layout" svg:x1="2.045cm" svg:y1="10.005cm" svg:x2="4cm" svg:y2="14cm" draw:start-shape="id1" draw:start-glue-point="2" draw:end-shape="id4" draw:end-glue-point="3" svg:d="m2045 10005h1012v3995h943">
          <text:p/>
        </draw:connector>
        <draw:connector draw:style-name="gr8" draw:text-style-name="P1" draw:layer="layout" svg:x1="2.045cm" svg:y1="10.005cm" svg:x2="4cm" svg:y2="16cm" draw:start-shape="id1" draw:start-glue-point="2" draw:end-shape="id5" draw:end-glue-point="3" svg:d="m2045 10005h1012v5995h943">
          <text:p/>
        </draw:connector>
        <draw:connector draw:style-name="gr8" draw:text-style-name="P1" draw:layer="layout" svg:x1="2.045cm" svg:y1="10.005cm" svg:x2="4cm" svg:y2="18cm" draw:start-shape="id1" draw:start-glue-point="2" draw:end-shape="id6" draw:end-glue-point="3" svg:d="m2045 10005h1012v7995h943">
          <text:p/>
        </draw:connector>
        <draw:connector draw:style-name="gr8" draw:text-style-name="P1" draw:layer="layout" svg:x1="2.045cm" svg:y1="10.005cm" svg:x2="4cm" svg:y2="6cm" draw:start-shape="id1" draw:start-glue-point="2" draw:end-shape="id7" draw:end-glue-point="3" svg:d="m2045 10005h1012v-4005h943">
          <text:p/>
        </draw:connector>
        <draw:connector draw:style-name="gr8" draw:text-style-name="P1" draw:layer="layout" svg:x1="2.045cm" svg:y1="10.005cm" svg:x2="4cm" svg:y2="4cm" draw:start-shape="id1" draw:end-shape="id8" svg:d="m2045 10005h1012v-6005h943">
          <text:p/>
        </draw:connector>
        <draw:connector draw:style-name="gr9" draw:text-style-name="P1" draw:layer="layout" svg:x1="2.045cm" svg:y1="10.005cm" svg:x2="4cm" svg:y2="2cm" draw:start-shape="id1" draw:start-glue-point="2" draw:end-shape="id9" draw:end-glue-point="3" svg:d="m2045 10005h1012v-8005h943">
          <text:p text:style-name="P1"/>
        </draw:connector>
        <draw:connector draw:style-name="gr8" draw:text-style-name="P1" draw:layer="layout" draw:line-skew="-0.491cm" svg:x1="1.233cm" svg:y1="1.492cm" svg:x2="14.653cm" svg:y2="1.5cm" draw:start-shape="id1" draw:start-glue-point="0" draw:end-shape="id10" draw:end-glue-point="0" svg:d="m1233 1492v-992h13420v1000">
          <text:p/>
        </draw:connector>
        <draw:custom-shape draw:style-name="gr5" draw:text-style-name="P1" draw:id="id11" draw:layer="layout" svg:width="7cm" svg:height="1cm" svg:x="4cm" svg:y="9.5cm">
          <text:p text:style-name="P1">ARCHIV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045cm" svg:y1="10.005cm" svg:x2="4cm" svg:y2="10cm" draw:start-shape="id1" draw:start-glue-point="2" draw:end-shape="id11" draw:end-glue-point="3" svg:d="m2045 10005h1012v-5h9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20:39:43</meta:creation-date>
    <dc:date>2010-06-01T14:47:58.74</dc:date>
    <meta:editing-duration>PT01H06M11S</meta:editing-duration>
    <meta:editing-cycles>8</meta:editing-cycles>
    <meta:generator>OpenOffice.org/3.2$Win32 OpenOffice.org_project/320m12$Build-9483</meta:generator>
    <meta:document-statistic meta:object-count="21"/>
  </office:meta>
</office:document-meta>
</file>